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ba7" officeooo:paragraph-rsid="00133ba7"/>
    </style:style>
    <style:style style:name="P2" style:family="paragraph" style:parent-style-name="Standard">
      <style:paragraph-properties fo:text-align="start" style:justify-single-word="false"/>
      <style:text-properties officeooo:rsid="00133ba7" officeooo:paragraph-rsid="00133ba7"/>
    </style:style>
    <style:style style:name="P3" style:family="paragraph" style:parent-style-name="Standard">
      <style:paragraph-properties fo:text-align="start" style:justify-single-word="false"/>
      <style:text-properties officeooo:rsid="0015bb8d" officeooo:paragraph-rsid="0015bb8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b8d" officeooo:paragraph-rsid="0015bb8d"/>
    </style:style>
    <style:style style:name="P5" style:family="paragraph" style:parent-style-name="Standard">
      <style:paragraph-properties fo:text-align="start" style:justify-single-word="false"/>
      <style:text-properties officeooo:paragraph-rsid="00245b3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7b5ca" officeooo:paragraph-rsid="0017b5c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266a" officeooo:paragraph-rsid="0019266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9cf22" officeooo:paragraph-rsid="0019cf22"/>
    </style:style>
    <style:style style:name="P9" style:family="paragraph" style:parent-style-name="Standard">
      <style:paragraph-properties fo:text-align="start" style:justify-single-word="false"/>
      <style:text-properties officeooo:rsid="0019cf22" officeooo:paragraph-rsid="0019cf22"/>
    </style:style>
    <style:style style:name="P10" style:family="paragraph" style:parent-style-name="Standard">
      <style:paragraph-properties fo:text-align="start" style:justify-single-word="false"/>
      <style:text-properties officeooo:rsid="001add19" officeooo:paragraph-rsid="001add19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add19" officeooo:paragraph-rsid="001add19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bf866" officeooo:paragraph-rsid="001bf866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ca87b" officeooo:paragraph-rsid="001ca87b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db058" officeooo:paragraph-rsid="001db058"/>
    </style:style>
    <style:style style:name="P15" style:family="paragraph" style:parent-style-name="Standard">
      <style:paragraph-properties fo:text-align="start" style:justify-single-word="false"/>
      <style:text-properties officeooo:rsid="001db058" officeooo:paragraph-rsid="001db058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db058" officeooo:paragraph-rsid="001db058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dc3fd" officeooo:paragraph-rsid="001dc3fd"/>
    </style:style>
    <style:style style:name="P18" style:family="paragraph" style:parent-style-name="Standard">
      <style:paragraph-properties fo:text-align="start" style:justify-single-word="false"/>
      <style:text-properties officeooo:rsid="001dc3fd" officeooo:paragraph-rsid="001dc3fd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228893" officeooo:paragraph-rsid="00228893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22f388" officeooo:paragraph-rsid="0022f388"/>
    </style:style>
    <style:style style:name="P21" style:family="paragraph" style:parent-style-name="Standard">
      <style:paragraph-properties fo:text-align="start" style:justify-single-word="false"/>
      <style:text-properties officeooo:rsid="0022f388" officeooo:paragraph-rsid="0022f388"/>
    </style:style>
    <style:style style:name="P22" style:family="paragraph" style:parent-style-name="Standard">
      <style:paragraph-properties fo:text-align="start" style:justify-single-word="false"/>
      <style:text-properties officeooo:rsid="00245b38" officeooo:paragraph-rsid="00245b38"/>
    </style:style>
    <style:style style:name="P23" style:family="paragraph" style:parent-style-name="Standard" style:list-style-name="L6">
      <style:paragraph-properties fo:text-align="start" style:justify-single-word="false"/>
      <style:text-properties officeooo:rsid="0026480c" officeooo:paragraph-rsid="0026480c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264932" officeooo:paragraph-rsid="00264932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281171" officeooo:paragraph-rsid="00281171"/>
    </style:style>
    <style:style style:name="P2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officeooo:rsid="00264932" officeooo:paragraph-rsid="00281171" fo:background-color="transparent"/>
    </style:style>
    <style:style style:name="P27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officeooo:rsid="00264932" fo:background-color="transparent"/>
    </style:style>
    <style:style style:name="P28" style:family="paragraph" style:parent-style-name="Standard" style:list-style-name="L7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officeooo:rsid="0028d3f6" officeooo:paragraph-rsid="0028d3f6" fo:background-color="transparent"/>
    </style:style>
    <style:style style:name="T1" style:family="text">
      <style:text-properties officeooo:rsid="0017c1c9"/>
    </style:style>
    <style:style style:name="T2" style:family="text">
      <style:text-properties officeooo:rsid="001bf866"/>
    </style:style>
    <style:style style:name="T3" style:family="text">
      <style:text-properties officeooo:rsid="001dc3fd"/>
    </style:style>
    <style:style style:name="T4" style:family="text">
      <style:text-properties officeooo:rsid="00214f38"/>
    </style:style>
    <style:style style:name="T5" style:family="text">
      <style:text-properties officeooo:rsid="00230f01"/>
    </style:style>
    <style:style style:name="T6" style:family="text">
      <style:text-properties officeooo:rsid="00245b38"/>
    </style:style>
    <style:style style:name="T7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8" style:family="text">
      <style:text-properties fo:font-variant="normal" fo:text-transform="none" fo:color="#569cd6" style:font-name="Consolas" fo:letter-spacing="normal" fo:font-style="normal"/>
    </style:style>
    <style:style style:name="T9" style:family="text">
      <style:text-properties fo:font-variant="normal" fo:text-transform="none" style:font-name="Consolas" fo:letter-spacing="normal" fo:font-style="normal"/>
    </style:style>
    <style:style style:name="T10" style:family="text">
      <style:text-properties fo:font-variant="normal" fo:text-transform="none" fo:color="#9cdcfe" style:font-name="Consolas" fo:letter-spacing="normal" fo:font-style="normal"/>
    </style:style>
    <style:style style:name="T11" style:family="text">
      <style:text-properties fo:font-variant="normal" fo:text-transform="none" fo:color="#4ec9b0" style:font-name="Consolas" fo:letter-spacing="normal" fo:font-style="normal"/>
    </style:style>
    <style:style style:name="T12" style:family="text">
      <style:text-properties fo:color="#ce91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ion C#</text:p>
      <text:p text:style-name="P2"/>
      <text:p text:style-name="P2"/>
      <text:p text:style-name="P3">1. Nombre en C#</text:p>
      <text:p text:style-name="P3"/>
      <text:list xml:id="list1036397644" text:style-name="L1">
        <text:list-item>
          <text:p text:style-name="P4">architecture du pg: </text:p>
          <text:p text:style-name="P4">using System; </text:p>
          <text:p text:style-name="P4">namespace NomDuNameSpace</text:p>
          <text:p text:style-name="P4">{</text:p>
          <text:p text:style-name="P4">instruction</text:p>
          <text:p text:style-name="P4">}</text:p>
        </text:list-item>
        <text:list-item>
          <text:p text:style-name="P4">déclarer un entier: int nb = valeur</text:p>
        </text:list-item>
        <text:list-item>
          <text:p text:style-name="P4">afficher sur le terminal: console.Writeline()</text:p>
        </text:list-item>
        <text:list-item>
          <text:p text:style-name="P4">définir une méthode: static void method()</text:p>
        </text:list-item>
        <text:list-item>
          <text:p text:style-name="P6">Interpolation: ($”strin{ var })</text:p>
        </text:list-item>
        <text:list-item>
          <text:p text:style-name="P6">.<text:span text:style-name="T1">MaValue et .MinValue donne la valeur max et min d’un objet.</text:span></text:p>
        </text:list-item>
        <text:list-item>
          <text:p text:style-name="P7">double var = value; pour définir un flotant.</text:p>
        </text:list-item>
        <text:list-item>
          <text:p text:style-name="P8">decimal var = value; pour définir une valeur décimal plus précise qu’avec double qui arrondit les valeurs (la plage de valeur possible est néanmoins plus faible).</text:p>
        </text:list-item>
        <text:list-item>
          <text:p text:style-name="P16">Incrémentation: counter++</text:p>
        </text:list-item>
      </text:list>
      <text:p text:style-name="P9"/>
      <text:p text:style-name="P10">2. Boucle et branche</text:p>
      <text:p text:style-name="P10"/>
      <text:list xml:id="list721158298" text:style-name="L2">
        <text:list-item>
          <text:p text:style-name="P11">if / else boucle. Fonctionne comme pour les autres langages.</text:p>
          <text:p text:style-name="P11"><text:span text:style-name="T2">i</text:span>f (condition vrai)</text:p>
          <text:p text:style-name="P12">{</text:p>
          <text:list>
            <text:list-header>
              <text:p text:style-name="P11">instruction;</text:p>
            </text:list-header>
          </text:list>
        </text:list-item>
      </text:list>
      <text:p text:style-name="P10"><text:tab/><text:span text:style-name="T2">}</text:span></text:p>
      <text:p text:style-name="P10"><text:tab/>else</text:p>
      <text:p text:style-name="P10"><text:tab/><text:span text:style-name="T2">{</text:span></text:p>
      <text:p text:style-name="P10"><text:tab/> <text:s text:c="5"/>instruction;</text:p>
      <text:p text:style-name="P10"><text:tab/><text:span text:style-name="T2">}</text:span></text:p>
      <text:list xml:id="list874413630" text:style-name="L3">
        <text:list-item>
          <text:p text:style-name="P13">Opérateur AND: &amp;&amp;</text:p>
        </text:list-item>
        <text:list-item>
          <text:p text:style-name="P13">Opérateur OR: ||</text:p>
        </text:list-item>
        <text:list-item>
          <text:p text:style-name="P14">Boucle while: <text:span text:style-name="T3">vérifie d’abord la condition puis exécute le code si vrai.</text:span></text:p>
          <text:p text:style-name="P14">while (condition vraie)</text:p>
        </text:list-item>
      </text:list>
      <text:p text:style-name="P15"><text:tab/>{</text:p>
      <text:p text:style-name="P15"><text:tab/><text:tab/>instruction;</text:p>
      <text:p text:style-name="P15"><text:tab/>}</text:p>
      <text:list xml:id="list3637441463" text:style-name="L4">
        <text:list-item>
          <text:p text:style-name="P17">Boucle do/while: <text:span text:style-name="T4">exécute d’abord le code avant de vérifier la condition</text:span></text:p>
          <text:p text:style-name="P17">do</text:p>
          <text:p text:style-name="P17">{</text:p>
          <text:list>
            <text:list-header>
              <text:p text:style-name="P17">instruction;</text:p>
            </text:list-header>
          </text:list>
        </text:list-item>
      </text:list>
      <text:p text:style-name="P18"><text:tab/>}</text:p>
      <text:p text:style-name="P18"><text:tab/>while(condition);</text:p>
      <text:list xml:id="list454999759" text:style-name="L5">
        <text:list-item>
          <text:p text:style-name="P19">boucle for:</text:p>
          <text:p text:style-name="P20">for(var <text:span text:style-name="T5">initialisateur</text:span>; <text:span text:style-name="T5">condition</text:span>; <text:span text:style-name="T5">itérateur</text:span>)</text:p>
          <text:p text:style-name="P20">{</text:p>
          <text:list>
            <text:list-header>
              <text:p text:style-name="P20">instructions;</text:p>
              <text:p text:style-name="P20"><text:soft-page-break/>}</text:p>
            </text:list-header>
          </text:list>
        </text:list-item>
      </text:list>
      <text:p text:style-name="P21"/>
      <text:p text:style-name="P22">Cours 3: interpolation de chaines</text:p>
      <text:p text:style-name="P22"/>
      <text:p text:style-name="P5"><text:span text:style-name="T6">Ouvrir une nouvelle application console dans un répertoir: </text:span><text:span text:style-name="T7">dotnet new console</text:span></text:p>
      <text:p text:style-name="P22"><text:span text:style-name="T7">Permet de générer un environnement de code en C#.</text:span></text:p>
      <text:p text:style-name="P22"><text:span text:style-name="T7"/></text:p>
      <text:list xml:id="list2773340324" text:style-name="L6">
        <text:list-item>
          <text:p text:style-name="P23"><text:span text:style-name="T7">interpolation: ($”string {var} string”)</text:span></text:p>
        </text:list-item>
        <text:list-item>
          <text:p text:style-name="P24"><text:span text:style-name="T7">donner un style particulier à la valeure interpolée: $”{valeur:style}”. Par exemple pour une date: $”{valeur:d}”</text:span></text:p>
        </text:list-item>
        <text:list-item>
          <text:p text:style-name="P25"><text:span text:style-name="T7">Définition d’un hasher.</text:span></text:p>
          <text:p text:style-name="P26"/>
          <text:p text:style-name="P26">var titles = new Dictionary&lt;string, string&gt;()</text:p>
        </text:list-item>
      </text:list>
      <text:p text:style-name="P27">{</text:p>
      <text:p text:style-name="P27">["Doyle, Arthur Conan"] = "Hound of the Baskervilles, The",</text:p>
      <text:p text:style-name="P27">["London, Jack"] = "Call of the Wild, The",</text:p>
      <text:p text:style-name="P27">["Shakespeare, William"] = "Tempest, The"</text:p>
      <text:p text:style-name="P27">};</text:p>
      <text:p text:style-name="P27"/>
      <text:list xml:id="list2180872455" text:style-name="L7">
        <text:list-item>
          <text:p text:style-name="P28">position du text ${var, nombre_position}. Nombre position est soir négatif (aligné sur la gauche), soit positif (aligné sur la doirt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37:04.894744395</meta:creation-date>
    <dc:date>2019-03-06T21:27:21.838783318</dc:date>
    <meta:editing-duration>P1DT3H29M48S</meta:editing-duration>
    <meta:editing-cycles>23</meta:editing-cycles>
    <meta:generator>LibreOffice/6.0.6.2$Linux_X86_64 LibreOffice_project/00m0$Build-2</meta:generator>
    <meta:document-statistic meta:table-count="0" meta:image-count="0" meta:object-count="0" meta:page-count="2" meta:paragraph-count="58" meta:word-count="292" meta:character-count="1702" meta:non-whitespace-character-count="1485"/>
  </office:meta>
</office:document-meta>
</file>